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npassung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Lern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um und Z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itä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rklichk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abilitä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hrnehmung</text:p>
          </table:table-cell>
          <table:table-cell/>
        </table:table-row>
      </table:table>
      <table:table table:name="Sheet4" table:style-name="ta1"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74c3c</text:p>
          </table:table-cell>
          <table:table-cell office:value-type="string" calcext:value-type="string">
            <text:p>Anpassung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1abc9c</text:p>
          </table:table-cell>
          <table:table-cell office:value-type="string" calcext:value-type="string">
            <text:p>Erfahrung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283747</text:p>
          </table:table-cell>
          <table:table-cell office:value-type="string" calcext:value-type="string">
            <text:p>Lerne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39c12</text:p>
          </table:table-cell>
          <table:table-cell office:value-type="string" calcext:value-type="string">
            <text:p>Raum und Zei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5499c7</text:p>
          </table:table-cell>
          <table:table-cell office:value-type="string" calcext:value-type="string">
            <text:p>Realität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1c40f</text:p>
          </table:table-cell>
          <table:table-cell office:value-type="string" calcext:value-type="string">
            <text:p>Wirklichkeit</text:p>
          </table:table-cell>
        </table:table-row>
        <table:table-row table:style-name="ro1">
          <table:table-cell office:value-type="string" calcext:value-type="string">
            <text:p>creme</text:p>
          </table:table-cell>
          <table:table-cell office:value-type="string" calcext:value-type="string">
            <text:p>#82e0aa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#cacfd2</text:p>
          </table:table-cell>
          <table:table-cell office:value-type="string" calcext:value-type="string">
            <text:p>Viabilität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Wahrnehmung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0" calcext:value-type="float">
            <text:p>198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8" calcext:value-type="float">
            <text:p>199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2" calcext:value-type="float">
            <text:p>198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1" calcext:value-type="float">
            <text:p>199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6" calcext:value-type="float">
            <text:p>198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6" calcext:value-type="float">
            <text:p>196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1" calcext:value-type="float">
            <text:p>196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2" calcext:value-type="float">
            <text:p>197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0" calcext:value-type="float">
            <text:p>197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0" calcext:value-type="float">
            <text:p>197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3" calcext:value-type="float">
            <text:p>197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7" calcext:value-type="float">
            <text:p>198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4" calcext:value-type="float">
            <text:p>199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5" calcext:value-type="float">
            <text:p>199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7" calcext:value-type="float">
            <text:p>197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1" calcext:value-type="float">
            <text:p>199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4" calcext:value-type="float">
            <text:p>199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1" calcext:value-type="float">
            <text:p>197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2" calcext:value-type="float">
            <text:p>198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9" calcext:value-type="float">
            <text:p>197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1" calcext:value-type="float">
            <text:p>198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6" calcext:value-type="float">
            <text:p>197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2" calcext:value-type="float">
            <text:p>197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5" calcext:value-type="float">
            <text:p>198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1" calcext:value-type="float">
            <text:p>199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0" calcext:value-type="float">
            <text:p>196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1" calcext:value-type="float">
            <text:p>199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7" calcext:value-type="float">
            <text:p>197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0" calcext:value-type="float">
            <text:p>196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0" calcext:value-type="float">
            <text:p>197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8" calcext:value-type="float">
            <text:p>196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7" calcext:value-type="float">
            <text:p>196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2" calcext:value-type="float">
            <text:p>197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7" calcext:value-type="float">
            <text:p>196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7" calcext:value-type="float">
            <text:p>197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1" calcext:value-type="float">
            <text:p>198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5" calcext:value-type="float">
            <text:p>197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5" calcext:value-type="float">
            <text:p>197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0" calcext:value-type="float">
            <text:p>196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1" calcext:value-type="float">
            <text:p>196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4" calcext:value-type="float">
            <text:p>199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0" calcext:value-type="float">
            <text:p>196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5" calcext:value-type="float">
            <text:p>199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4" calcext:value-type="float">
            <text:p>199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4" calcext:value-type="float">
            <text:p>196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2" calcext:value-type="float">
            <text:p>198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1" calcext:value-type="float">
            <text:p>199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0" calcext:value-type="float">
            <text:p>196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7" calcext:value-type="float">
            <text:p>197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7" calcext:value-type="float">
            <text:p>198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6" calcext:value-type="float">
            <text:p>199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7" calcext:value-type="float">
            <text:p>198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2" calcext:value-type="float">
            <text:p>199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9" calcext:value-type="float">
            <text:p>197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0" calcext:value-type="float">
            <text:p>198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8" calcext:value-type="float">
            <text:p>199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6" calcext:value-type="float">
            <text:p>197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4" calcext:value-type="float">
            <text:p>196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3" calcext:value-type="float">
            <text:p>196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0" calcext:value-type="float">
            <text:p>197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6" calcext:value-type="float">
            <text:p>196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3" calcext:value-type="float">
            <text:p>196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2" calcext:value-type="float">
            <text:p>197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4" calcext:value-type="float">
            <text:p>196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6" calcext:value-type="float">
            <text:p>198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6" calcext:value-type="float">
            <text:p>198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1" calcext:value-type="float">
            <text:p>198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9" calcext:value-type="float">
            <text:p>197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2" calcext:value-type="float">
            <text:p>198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6" calcext:value-type="float">
            <text:p>197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5" calcext:value-type="float">
            <text:p>199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1" calcext:value-type="float">
            <text:p>198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5" calcext:value-type="float">
            <text:p>199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2" calcext:value-type="float">
            <text:p>198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5" calcext:value-type="float">
            <text:p>199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5" calcext:value-type="float">
            <text:p>196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3" calcext:value-type="float">
            <text:p>199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98" calcext:value-type="float">
            <text:p>199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8" calcext:value-type="float">
            <text:p>199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1" calcext:value-type="float">
            <text:p>199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6" calcext:value-type="float">
            <text:p>199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6" calcext:value-type="float">
            <text:p>199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8" calcext:value-type="float">
            <text:p>196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4" calcext:value-type="float">
            <text:p>199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0" calcext:value-type="float">
            <text:p>196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7" calcext:value-type="float">
            <text:p>197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4" calcext:value-type="float">
            <text:p>198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0" calcext:value-type="float">
            <text:p>198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5" calcext:value-type="float">
            <text:p>198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7" calcext:value-type="float">
            <text:p>197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6" calcext:value-type="float">
            <text:p>198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3" calcext:value-type="float">
            <text:p>196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1" calcext:value-type="float">
            <text:p>197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7" calcext:value-type="float">
            <text:p>198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4" calcext:value-type="float">
            <text:p>196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7" calcext:value-type="float">
            <text:p>198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6" calcext:value-type="float">
            <text:p>197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4" calcext:value-type="float">
            <text:p>1964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2" calcext:value-type="float">
            <text:p>197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8" calcext:value-type="float">
            <text:p>197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70" calcext:value-type="float">
            <text:p>197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3" calcext:value-type="float">
            <text:p>198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85" calcext:value-type="float">
            <text:p>198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7" calcext:value-type="float">
            <text:p>1997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1" calcext:value-type="float">
            <text:p>197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6" calcext:value-type="float">
            <text:p>1966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75" calcext:value-type="float">
            <text:p>197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71" calcext:value-type="float">
            <text:p>1971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8" calcext:value-type="float">
            <text:p>196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70" calcext:value-type="float">
            <text:p>197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5" calcext:value-type="float">
            <text:p>198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Raum und Zeit" calcext:value-type="string">
            <text:p>Raum und Zeit</text:p>
          </table:table-cell>
          <table:table-cell table:formula="of:=RANDBETWEEN(1960;2000)" office:value-type="float" office:value="1963" calcext:value-type="float">
            <text:p>196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9" calcext:value-type="float">
            <text:p>1969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0" calcext:value-type="float">
            <text:p>198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65" calcext:value-type="float">
            <text:p>1965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Lernen" calcext:value-type="string">
            <text:p>Lernen</text:p>
          </table:table-cell>
          <table:table-cell table:formula="of:=RANDBETWEEN(1960;2000)" office:value-type="float" office:value="1988" calcext:value-type="float">
            <text:p>1988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3" calcext:value-type="float">
            <text:p>1963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90" calcext:value-type="float">
            <text:p>1990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Erfahrung" calcext:value-type="string">
            <text:p>Erfahrung</text:p>
          </table:table-cell>
          <table:table-cell table:formula="of:=RANDBETWEEN(1960;2000)" office:value-type="float" office:value="1962" calcext:value-type="float">
            <text:p>1962</text:p>
          </table:table-cell>
        </table:table-row>
        <table:table-row table:style-name="ro1">
          <table:table-cell/>
          <table:table-cell table:formula="of:=INDIRECT(&quot;Sheet1.$B&quot;&amp;RANDBETWEEN(1;COUNTA([.$B$1:.$B$4])))" office:value-type="string" office:string-value="Anpassung" calcext:value-type="string">
            <text:p>Anpassung</text:p>
          </table:table-cell>
          <table:table-cell table:formula="of:=RANDBETWEEN(1960;2000)" office:value-type="float" office:value="1968" calcext:value-type="float">
            <text:p>196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ema</text:p>
          </table:table-cell>
          <table:table-cell office:value-type="string" calcext:value-type="string">
            <text:p>Jahrzahl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2" calcext:value-type="float">
            <text:p>1962</text:p>
          </table:table-cell>
        </table:table-row>
      </table:table>
      <table:table table:name="Sheet5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74c3c</text:p>
          </table:table-cell>
          <table:table-cell office:value-type="string" calcext:value-type="string">
            <text:p>Anpassung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1abc9c</text:p>
          </table:table-cell>
          <table:table-cell office:value-type="string" calcext:value-type="string">
            <text:p>Erfahrung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283747</text:p>
          </table:table-cell>
          <table:table-cell office:value-type="string" calcext:value-type="string">
            <text:p>Lernen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39c12</text:p>
          </table:table-cell>
          <table:table-cell office:value-type="string" calcext:value-type="string">
            <text:p>Raum und Zei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5499c7</text:p>
          </table:table-cell>
          <table:table-cell office:value-type="string" calcext:value-type="string">
            <text:p>Realität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1c40f</text:p>
          </table:table-cell>
          <table:table-cell office:value-type="string" calcext:value-type="string">
            <text:p>Wirklichkeit</text:p>
          </table:table-cell>
        </table:table-row>
        <table:table-row table:style-name="ro1">
          <table:table-cell office:value-type="string" calcext:value-type="string">
            <text:p>creme</text:p>
          </table:table-cell>
          <table:table-cell office:value-type="string" calcext:value-type="string">
            <text:p>#82e0aa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#cacfd2</text:p>
          </table:table-cell>
          <table:table-cell office:value-type="string" calcext:value-type="string">
            <text:p>Viabilität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Wahrnehmu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ma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Farbe</text:p>
          </table:table-cell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6" calcext:value-type="float">
            <text:p>1976</text:p>
          </table:table-cell>
          <table:table-cell table:formula="of:=DGET([.A1:.C10];&quot;rgb&quot;;[.A13:.A211])" office:value-type="string" office:string-value="" calcext:value-type="error">
            <text:p>Err:504</text:p>
          </table:table-cell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2" calcext:value-type="float">
            <text:p>1962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62" calcext:value-type="float">
            <text:p>1962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62" calcext:value-type="float">
            <text:p>1962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npassung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Lernen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Erfahrung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Raum und Zeit</text:p>
          </table:table-cell>
          <table:table-cell office:value-type="float" office:value="1974" calcext:value-type="float">
            <text:p>19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27:33.000713431</meta:creation-date>
    <dc:date>2019-06-05T13:54:36.710323783</dc:date>
    <meta:editing-duration>PT4H5M45S</meta:editing-duration>
    <meta:editing-cycles>5</meta:editing-cycles>
    <meta:generator>LibreOffice/5.2.7.2$Linux_X86_64 LibreOffice_project/20m0$Build-2</meta:generator>
    <meta:document-statistic meta:table-count="5" meta:cell-count="1268" meta:object-count="0"/>
  </office:meta>
</office:document-meta>
</file>